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officeooo:rsid="000c45bd" officeooo:paragraph-rsid="000c45bd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officeooo:rsid="000c45bd" officeooo:paragraph-rsid="000c45bd" style:font-size-asian="14pt" style:font-name-complex="IRZar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Zar" fo:font-size="14pt" officeooo:rsid="000d526b" officeooo:paragraph-rsid="000d526b" style:font-size-asian="14pt" style:font-name-complex="IRZar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Zar" fo:font-size="14pt" officeooo:rsid="0011bebd" officeooo:paragraph-rsid="0011bebd" style:font-size-asian="14pt" style:font-name-complex="IRZar" style:font-size-complex="14pt"/>
    </style:style>
    <style:style style:name="T1" style:family="text">
      <style:text-properties officeooo:rsid="000cb591"/>
    </style:style>
    <style:style style:name="T2" style:family="text">
      <style:text-properties officeooo:rsid="000d526b"/>
    </style:style>
    <style:style style:name="T3" style:family="text">
      <style:text-properties officeooo:rsid="000eaeb6"/>
    </style:style>
    <style:style style:name="T4" style:family="text">
      <style:text-properties officeooo:rsid="000eb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مسابقات روبوکاپ</text:p>
      <text:p text:style-name="P2">برای </text:p>
      <text:p text:style-name="P2">۱ – <text:span text:style-name="T3">عل</text:span><text:span text:style-name="T4">اقه به فوتبال:‌ </text:span>مسابقات روباتیک زیادی در دنیا برگزار می‌شود، اما با توجه به اینکه روبوکاپ برپایه مسابقه‌ <text:span text:style-name="T1">فوتبال است</text:span><text:span text:style-name="T2">،</text:span><text:span text:style-name="T1"> برای </text:span><text:span text:style-name="T2">شرکت‌کننده</text:span><text:span text:style-name="T1"> ایرانی </text:span><text:span text:style-name="T2">جذابیت بیشتری دارد.</text:span></text:p>
      <text:p text:style-name="P3">۲ –<text:span text:style-name="T4">gamification:</text:span> در برخی از رشته‌ها <text:s/>مثل <text:span text:style-name="T4">گرایش </text:span><text:s/>الکترونیک <text:span text:style-name="T4">رشته برق، دانشجویان کارشناسی به راحتی نمی‌توانند وارد بازار کار شوند و یا به بیان دیگر نمی‌توانند بازار کار را تجربه کنند. شرکت‌کنندگان مسابقات روبوکاپ تجربه کار تیمی به دست می‌آورند .</text:span></text:p>
      <text:p text:style-name="P4">۳ – دیدگاه تربیتی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eed sarkarati</meta:initial-creator>
    <meta:creation-date>2023-04-08T12:21:37.281000000</meta:creation-date>
    <meta:generator>LibreOffice/6.4.3.2$Windows_X86_64 LibreOffice_project/747b5d0ebf89f41c860ec2a39efd7cb15b54f2d8</meta:generator>
    <dc:date>2023-04-08T14:12:10.069000000</dc:date>
    <dc:creator>saeed sarkarati</dc:creator>
    <meta:editing-duration>PT58M46S</meta:editing-duration>
    <meta:editing-cycles>3</meta:editing-cycles>
    <meta:document-statistic meta:table-count="0" meta:image-count="0" meta:object-count="0" meta:page-count="1" meta:paragraph-count="6" meta:word-count="76" meta:character-count="448" meta:non-whitespace-character-count="372"/>
  </office:meta>
</office:document-meta>
</file>